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a3351" officeooo:paragraph-rsid="000a3351"/>
    </style:style>
    <style:style style:name="P2" style:family="paragraph" style:parent-style-name="Text_20_body">
      <style:text-properties officeooo:rsid="000a3351"/>
    </style:style>
    <style:style style:name="P3" style:family="paragraph" style:parent-style-name="Horizontal_20_Line">
      <style:text-properties officeooo:rsid="000a3351"/>
    </style:style>
    <style:style style:name="P4" style:family="paragraph" style:parent-style-name="Heading_20_2">
      <style:text-properties officeooo:rsid="000a3351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0a3351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0a3351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officeooo:rsid="000a3351"/>
    </style:style>
    <style:style style:name="P8" style:family="paragraph" style:parent-style-name="Text_20_body" style:list-style-name="L1">
      <style:text-properties officeooo:rsid="000a3351"/>
    </style:style>
    <style:style style:name="P9" style:family="paragraph" style:parent-style-name="Text_20_body" style:list-style-name="L2">
      <style:text-properties officeooo:rsid="000a3351"/>
    </style:style>
    <style:style style:name="P10" style:family="paragraph" style:parent-style-name="Standard">
      <style:text-properties officeooo:rsid="000a3351" officeooo:paragraph-rsid="000a33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🛠️Resolution Notes – Troubleshooting Summary</text:h>
      <text:p text:style-name="P2"><text:span text:style-name="Strong_20_Emphasis">Project:</text:span> Splunk Windows Security, Sysmon &amp; Application Log Monitoring<text:line-break/><text:span text:style-name="Strong_20_Emphasis">Author:</text:span> Gourab Das</text:p>
      <text:p text:style-name="P3"/>
      <text:h text:style-name="P4" text:outline-level="2">Issue 1: Splunk Forwarder Installed but No Logs Appearing in Splunk</text:h>
      <text:p text:style-name="P2"><text:span text:style-name="Strong_20_Emphasis">Observed Problem:</text:span><text:line-break/>Splunk Universal Forwarder was installed and connected, but searches in Splunk returned no events.</text:p>
      <text:p text:style-name="P2"><text:span text:style-name="Strong_20_Emphasis">Root Cause:</text:span><text:line-break/>Windows audit policies were not enabled, so the Security Event Log was not generating authentication events.</text:p>
      <text:p text:style-name="P2"><text:span text:style-name="Strong_20_Emphasis">Resolution:</text:span><text:line-break/>Enabled auditing using the <text:span text:style-name="Source_20_Text">auditpol</text:span> command-line utility:</text:p>
      <text:p text:style-name="P5"><text:span text:style-name="Source_20_Text">auditpol /set /category:"Logon/Logoff" /success:enable /failure:enable</text:span></text:p>
      <text:p text:style-name="P2"><text:span text:style-name="Strong_20_Emphasis">Verification:</text:span><text:line-break/>Generated failed login attempts and confirmed EventCode 4625 in Splunk.</text:p>
      <text:p text:style-name="P2"><text:span text:style-name="Strong_20_Emphasis">Learning:</text:span><text:line-break/>Log ingestion depends on both SIEM configuration and source system event generation.</text:p>
      <text:p text:style-name="P3"/>
      <text:h text:style-name="P4" text:outline-level="2">Issue 2: Security Logs Not Accessible by Forwarder</text:h>
      <text:p text:style-name="P2"><text:span text:style-name="Strong_20_Emphasis">Observed Problem:</text:span><text:line-break/>Forwarder service was running but unable to read Windows Security logs.</text:p>
      <text:p text:style-name="P2"><text:soft-page-break/><text:span text:style-name="Strong_20_Emphasis">Root Cause:</text:span><text:line-break/>The default NT SERVICE account lacks permission to access the Security Event Log.</text:p>
      <text:p text:style-name="P2"><text:span text:style-name="Strong_20_Emphasis">Resolution:</text:span><text:line-break/>Configured the SplunkForwarder service to run as <text:span text:style-name="Strong_20_Emphasis">NT AUTHORITY\SYSTEM</text:span> (lab environment).</text:p>
      <text:p text:style-name="P2"><text:span text:style-name="Strong_20_Emphasis">Verification:</text:span><text:line-break/>Security logs became visible after service restart.</text:p>
      <text:p text:style-name="P2"><text:span text:style-name="Strong_20_Emphasis">Learning:</text:span><text:line-break/>Protected logs require elevated privileges; service account selection is critical.</text:p>
      <text:p text:style-name="P3"/>
      <text:h text:style-name="P4" text:outline-level="2">Issue 3: CLI Command Errors While Adding Inputs</text:h>
      <text:p text:style-name="P2"><text:span text:style-name="Strong_20_Emphasis">Observed Problem:</text:span><text:line-break/>Commands like <text:span text:style-name="Source_20_Text">splunk add input winevtlog</text:span> returned errors.</text:p>
      <text:p text:style-name="P2"><text:span text:style-name="Strong_20_Emphasis">Root Cause:</text:span><text:line-break/>Splunk Universal Forwarder does not support interactive input creation via CLI like Splunk Enterprise.</text:p>
      <text:p text:style-name="P2"><text:span text:style-name="Strong_20_Emphasis">Resolution:</text:span><text:line-break/>Configured inputs using <text:span text:style-name="Source_20_Text">inputs.conf</text:span> instead of CLI commands.</text:p>
      <text:p text:style-name="P2"><text:span text:style-name="Strong_20_Emphasis">Verification:</text:span><text:line-break/>Used <text:span text:style-name="Source_20_Text">splunk btool inputs list --debug</text:span> to confirm inputs were loaded.</text:p>
      <text:p text:style-name="P2"><text:span text:style-name="Strong_20_Emphasis">Learning:</text:span><text:line-break/>Understanding functional differences between Splunk components prevents misconfiguration.</text:p>
      <text:p text:style-name="P3"/>
      <text:h text:style-name="P4" text:outline-level="2"><text:soft-page-break/>Issue 4: inputs.conf Created but Data Still Not Ingested</text:h>
      <text:p text:style-name="P2"><text:span text:style-name="Strong_20_Emphasis">Observed Problem:</text:span><text:line-break/>inputs.conf was created, but logs were still not visible.</text:p>
      <text:p text:style-name="P2"><text:span text:style-name="Strong_20_Emphasis">Root Cause:</text:span><text:line-break/>Configuration file was either placed incorrectly or SplunkForwarder service was not restarted.</text:p>
      <text:p text:style-name="P2"><text:span text:style-name="Strong_20_Emphasis">Resolution:</text:span><text:line-break/>Placed inputs.conf under:</text:p>
      <text:p text:style-name="P5"><text:span text:style-name="Source_20_Text">SplunkUniversalForwarder/etc/system/local/</text:span></text:p>
      <text:p text:style-name="P2">Restarted the SplunkForwarder service.</text:p>
      <text:p text:style-name="P2"><text:span text:style-name="Strong_20_Emphasis">Verification:</text:span><text:line-break/>Logs started ingesting after restart.</text:p>
      <text:p text:style-name="P2"><text:span text:style-name="Strong_20_Emphasis">Learning:</text:span><text:line-break/>Splunk requires service restart to reload configuration files.</text:p>
      <text:p text:style-name="P3"/>
      <text:h text:style-name="P4" text:outline-level="2">Issue 5: Windows Home Edition Limitations</text:h>
      <text:p text:style-name="P2"><text:span text:style-name="Strong_20_Emphasis">Observed Problem:</text:span><text:line-break/>Local Security Policy Editor (<text:span text:style-name="Source_20_Text">secpol.msc</text:span>) was not available.</text:p>
      <text:p text:style-name="P2"><text:span text:style-name="Strong_20_Emphasis">Root Cause:</text:span><text:line-break/>Windows Home edition does not support advanced policy management tools.</text:p>
      <text:p text:style-name="P2"><text:span text:style-name="Strong_20_Emphasis">Resolution:</text:span><text:line-break/>Used <text:span text:style-name="Source_20_Text">auditpol</text:span> CLI utility to configure audit policies.</text:p>
      <text:p text:style-name="P2"><text:span text:style-name="Strong_20_Emphasis">Verification:</text:span><text:line-break/>Audit categories confirmed via <text:span text:style-name="Source_20_Text">auditpol /get</text:span>.</text:p>
      <text:p text:style-name="P2"><text:soft-page-break/><text:span text:style-name="Strong_20_Emphasis">Learning:</text:span><text:line-break/>SOC analysts must adapt techniques based on OS limitations.</text:p>
      <text:p text:style-name="P3"/>
      <text:h text:style-name="P4" text:outline-level="2">Issue 6: Confusion Between GUI vs Configuration-Based Setup</text:h>
      <text:p text:style-name="P2"><text:span text:style-name="Strong_20_Emphasis">Observed Problem:</text:span><text:line-break/>Different tutorials used GUI-based input configuration, causing confusion.</text:p>
      <text:p text:style-name="P2"><text:span text:style-name="Strong_20_Emphasis">Root Cause:</text:span><text:line-break/>Splunk Enterprise supports GUI input creation, whereas Universal Forwarder relies on configuration files.</text:p>
      <text:p text:style-name="P2"><text:span text:style-name="Strong_20_Emphasis">Resolution:</text:span><text:line-break/>Standardized approach using configuration files (<text:span text:style-name="Source_20_Text">inputs.conf</text:span>) for all inputs.</text:p>
      <text:p text:style-name="P2"><text:span text:style-name="Strong_20_Emphasis">Learning:</text:span><text:line-break/>Production environments rely on config-based management, not GUI clicks.</text:p>
      <text:p text:style-name="P3"/>
      <text:h text:style-name="P4" text:outline-level="2">Issue 7: Sysmon Installed but No Sysmon Logs in Splunk</text:h>
      <text:p text:style-name="P2"><text:span text:style-name="Strong_20_Emphasis">Observed Problem:</text:span><text:line-break/>Sysmon was installed, but no Sysmon events appeared in Splunk.</text:p>
      <text:p text:style-name="P2"><text:span text:style-name="Strong_20_Emphasis">Root Cause:</text:span><text:line-break/>Sysmon Operational log input was not defined in inputs.conf.</text:p>
      <text:p text:style-name="P2"><text:span text:style-name="Strong_20_Emphasis">Resolution:</text:span><text:line-break/>Added Sysmon input:</text:p>
      <text:p text:style-name="P6"><text:span text:style-name="Source_20_Text">[WinEventLog://Microsoft-Windows-Sysmon/Operational]</text:span></text:p>
      <text:p text:style-name="P7"><text:span text:style-name="Source_20_Text">index = sysmon</text:span></text:p>
      <text:p text:style-name="P2"><text:soft-page-break/><text:span text:style-name="Strong_20_Emphasis">Verification:</text:span><text:line-break/>Confirmed EventCode 1 and EventCode 3 events in Splunk.</text:p>
      <text:p text:style-name="P2"><text:span text:style-name="Strong_20_Emphasis">Learning:</text:span><text:line-break/>Installing a tool does not guarantee log ingestion without proper configuration.</text:p>
      <text:p text:style-name="P3"/>
      <text:h text:style-name="P4" text:outline-level="2">Issue 8: High Volume of Sysmon Events</text:h>
      <text:p text:style-name="P2"><text:span text:style-name="Strong_20_Emphasis">Observed Problem:</text:span><text:line-break/>Sysmon generated a large volume of events.</text:p>
      <text:p text:style-name="P2"><text:span text:style-name="Strong_20_Emphasis">Root Cause:</text:span><text:line-break/>Sysmon provides very detailed telemetry by design.</text:p>
      <text:p text:style-name="P2"><text:span text:style-name="Strong_20_Emphasis">Resolution:</text:span><text:line-break/>Focused analysis on high-value event IDs (1, 3, 11).</text:p>
      <text:p text:style-name="P2"><text:span text:style-name="Strong_20_Emphasis">Learning:</text:span><text:line-break/>SOC detection requires signal-to-noise optimization.</text:p>
      <text:p text:style-name="P3"/>
      <text:h text:style-name="P4" text:outline-level="2">Overall Learning Summary</text:h>
      <text:list text:style-name="L1">
        <text:list-item>
          <text:p text:style-name="P8">Troubleshooting is a core SOC skill</text:p>
        </text:list-item>
        <text:list-item>
          <text:p text:style-name="P8">Permissions and auditing are common ingestion blockers</text:p>
        </text:list-item>
        <text:list-item>
          <text:p text:style-name="P8">Configuration hierarchy matters in Splunk</text:p>
        </text:list-item>
        <text:list-item>
          <text:p text:style-name="P8">Lab setups differ from production best practices</text:p>
        </text:list-item>
        <text:list-item>
          <text:p text:style-name="P8">Documentation improves investigation and handover</text:p>
        </text:list-item>
      </text:list>
      <text:p text:style-name="P3"/>
      <text:h text:style-name="P4" text:outline-level="2"><text:soft-page-break/>Production Recommendation</text:h>
      <text:list text:style-name="L2">
        <text:list-item>
          <text:p text:style-name="P9">Replace Local System with a dedicated service account or gMSA</text:p>
        </text:list-item>
        <text:list-item>
          <text:p text:style-name="P9">Centralize configuration via deployment server</text:p>
        </text:list-item>
        <text:list-item>
          <text:p text:style-name="P9">Apply least privilege</text:p>
        </text:list-item>
        <text:list-item>
          <text:p text:style-name="P9">Monitor forwarder health continuously</text:p>
        </text:list-item>
      </text:list>
      <text:p text:style-name="P3"/>
      <text:p text:style-name="P2"><text:span text:style-name="Strong_20_Emphasis"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8:37:15.039556400</meta:creation-date>
    <dc:date>2026-01-14T18:43:23.271583200</dc:date>
    <meta:editing-duration>PT6M10S</meta:editing-duration>
    <meta:editing-cycles>1</meta:editing-cycles>
    <meta:document-statistic meta:table-count="0" meta:image-count="0" meta:object-count="0" meta:page-count="6" meta:paragraph-count="64" meta:word-count="565" meta:character-count="4238" meta:non-whitespace-character-count="3746"/>
    <meta:generator>LibreOffice/25.8.3.2$Windows_X86_64 LibreOffice_project/8ca8d55c161d602844f5428fa4b58097424e324e</meta:generator>
  </office:meta>
</office:document-meta>
</file>